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2" svg:font-family="Consolas" style:font-adornments="Gras" style:font-family-generic="modern" style:font-pitch="fixed"/>
    <style:font-face style:name="Consolas1" svg:font-family="Consolas" style:font-adornments="Italique gras" style:font-family-generic="modern" style:font-pitch="fixed"/>
    <style:font-face style:name="Consolas" svg:font-family="Consolas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) Convention des données</text:h>
      <text:h text:style-name="Heading_20_2" text:outline-level="2"><text:tab/><text:span text:style-name="T1">Table</text:span> : </text:h>
      <text:p text:style-name="P1"><text:tab/><text:tab/>Nom de table :</text:p>
      <text:p text:style-name="P1"><text:tab/><text:tab/><text:tab/>→ singulier, majuscule</text:p>
      <text:p text:style-name="P1"/>
      <text:p text:style-name="P1"><text:tab/><text:tab/>Clé primaire :</text:p>
      <text:p text:style-name="P1"><text:tab/><text:tab/><text:tab/>→ <text:span text:style-name="T2">préfixe</text:span>.id</text:p>
      <text:p text:style-name="P1"/>
      <text:p text:style-name="P1"><text:tab/><text:tab/>Clé étrangère :</text:p>
      <text:p text:style-name="P1"><text:tab/><text:tab/><text:tab/>→ <text:span text:style-name="T2">préfixe</text:span>.id.nomtable2</text:p>
      <text:p text:style-name="P1"/>
      <text:p text:style-name="P1"><text:tab/><text:tab/>Table de liaison :</text:p>
      <text:p text:style-name="P1"><text:tab/><text:tab/><text:tab/>→ <text:span text:style-name="T2">préfixetable1</text:span>_<text:span text:style-name="T2">préfixetable2</text:span></text:p>
      <text:p text:style-name="P1"/>
      <text:h text:style-name="Heading_20_2" text:outline-level="2"><text:tab/><text:span text:style-name="T1">Préfixe :</text:span></text:h>
      <text:p text:style-name="Text_20_body"><text:span text:style-name="T1"><text:tab/></text:span><text:span text:style-name="T3"><text:tab/>→ 3 premiers caractères du nom de la table (majuscules)</text:span></text:p>
      <text:h text:style-name="Heading_20_2" text:outline-level="2"><text:span text:style-name="T3"><text:tab/></text:span><text:span text:style-name="T1">Propriétés</text:span> :</text:h>
      <text:p text:style-name="P1"><text:tab/><text:tab/>→ <text:span text:style-name="T2">préfixe</text:span>.<text:span text:style-name="T1">NomCoherent</text:span></text:p>
      <text:p text:style-name="P1"/>
      <text:h text:style-name="Heading_20_2" text:outline-level="2"><text:tab/><text:span text:style-name="T1">Contraintes</text:span> :</text:h>
      <text:h text:style-name="Heading_20_3" text:outline-level="3"><text:tab/><text:tab/>Clé primaire :</text:h>
      <text:p text:style-name="P1"><text:tab/><text:tab/><text:tab/><text:tab/>→ <text:span text:style-name="T1">pk</text:span>.<text:span text:style-name="T2">préfixe</text:span></text:p>
      <text:p text:style-name="P1"/>
      <text:h text:style-name="Heading_20_3" text:outline-level="3"><text:tab/><text:tab/>Clé étrangère :</text:h>
      <text:p text:style-name="P1"><text:tab/><text:tab/><text:tab/><text:tab/>→ <text:span text:style-name="T1">fk</text:span>.<text:span text:style-name="T2">préfixetable1</text:span>.<text:span text:style-name="T2">préfixetable2</text:span></text:p>
      <text:p text:style-name="P1"/>
      <text:h text:style-name="Heading_20_3" text:outline-level="3"><text:tab/><text:tab/>Contrainte d'unicité :</text:h>
      <text:p text:style-name="P1"><text:tab/><text:tab/><text:tab/><text:tab/>→ <text:span text:style-name="T1">un</text:span>.<text:span text:style-name="T2">préfixe</text:span>.nomPropriete</text:p>
      <text:p text:style-name="P1"><text:tab/><text:tab/><text:tab/></text:p>
      <text:h text:style-name="Heading_20_3" text:outline-level="3"><text:tab/><text:tab/>Contrainte de vérification :</text:h>
      <text:p text:style-name="P1"><text:tab/><text:tab/><text:tab/><text:tab/>→ <text:span text:style-name="T1">ch</text:span>.<text:span text:style-name="T2">préfixe</text:span>.nomPropriete</text:p>
      <text:p text:style-name="P1"><text:tab/><text:tab/><text:tab/></text:p>
      <text:h text:style-name="P8" text:outline-level="1">II) Convention du code</text:h>
      <text:h text:style-name="Heading_20_2" text:outline-level="2"><text:tab/><text:span text:style-name="T1">Constante</text:span> :</text:h>
      <text:p text:style-name="P1"><text:tab/><text:tab/>→ nom cohérent</text:p>
      <text:p text:style-name="P1"><text:tab/><text:tab/>→ majuscule</text:p>
      <text:p text:style-name="P1"/>
      <text:h text:style-name="Heading_20_2" text:outline-level="2"><text:tab/>Variables :</text:h>
      <text:p text:style-name="P1"><text:span text:style-name="T1"><text:tab/><text:tab/>→ </text:span><text:span text:style-name="T3">nom cohérent</text:span></text:p>
      <text:p text:style-name="P2"><text:tab/><text:tab/>→ préfixe, court</text:p>
      <text:p text:style-name="P2"><text:tab/><text:tab/>→ nom référence utilisation</text:p>
      <text:p text:style-name="P2"><text:tab/></text:p>
      <text:h text:style-name="Heading_20_2" text:outline-level="2"><text:span text:style-name="T3"><text:tab/></text:span><text:span text:style-name="T1">Classe</text:span><text:span text:style-name="T3"> :</text:span></text:h>
      <text:p text:style-name="P2"><text:tab/><text:tab/>→ nom cohérent</text:p>
      <text:p text:style-name="P2"><text:tab/><text:tab/>→ Première lettre en majuscule (Ex : Ecole)</text:p>
      <text:p text:style-name="P2"><text:tab/></text:p>
      <text:h text:style-name="Heading_20_2" text:outline-level="2"><text:span text:style-name="T3"><text:tab/></text:span><text:span text:style-name="T1">Méthodes</text:span><text:span text:style-name="T3"> :</text:span></text:h>
      <text:p text:style-name="P2"><text:tab/><text:tab/>→ nom cohérent</text:p>
      <text:p text:style-name="P2"><text:tab/><text:tab/>→ nom référence utilisation</text:p>
      <text:p text:style-name="P2"/>
      <text:h text:style-name="Heading_20_2" text:outline-level="2"><text:span text:style-name="T3"><text:tab/></text:span><text:span text:style-name="T1">Attributs</text:span><text:span text:style-name="T3"> :</text:span></text:h>
      <text:p text:style-name="P2"><text:tab/><text:tab/>→ nom cohérent</text:p>
      <text:p text:style-name="P2"><text:tab/><text:tab/>→ nom référence utilisation</text:p>
      <text:p text:style-name="P2"/>
      <text:h text:style-name="Heading_20_2" text:outline-level="2"><text:span text:style-name="T3"><text:tab/></text:span><text:span text:style-name="T1">CSS :</text:span></text:h>
      <text:p text:style-name="P1"><text:span text:style-name="T1"><text:tab/><text:tab/>→ </text:span><text:span text:style-name="T3">commencer par les deux gros conteneurs « * » puis « body »</text:span></text:p>
      <text:p text:style-name="P2"><text:tab/><text:tab/>→ suivre par les classes</text:p>
      <text:p text:style-name="P2"><text:tab/><text:tab/>→ finir par les id</text:p>
      <text:p text:style-name="P2"/>
      <text:h text:style-name="P7" text:outline-level="2"><text:span text:style-name="T3"><text:tab/></text:span><text:span text:style-name="T1">Commentaires</text:span><text:span text:style-name="T3"> :</text:span></text:h>
      <text:p text:style-name="P2"><text:tab/><text:tab/>/* */ Commentaire de prototype :</text:p>
      <text:p text:style-name="P2"><text:tab/><text:tab/><text:tab/>→ Une phrase expliquant l'action, la méthode/le rôle de la <text:tab/><text:tab/><text:tab/> <text:s/>chose</text:p>
      <text:p text:style-name="P2"><text:tab/><text:tab/><text:tab/>→ @params in</text:p>
      <text:p text:style-name="P2"><text:tab/><text:tab/><text:tab/>→ @params out</text:p>
      <text:p text:style-name="P2"/>
      <text:p text:style-name="P2"><text:tab/><text:tab/>// Mise en forme :</text:p>
      <text:p text:style-name="P2"><text:tab/><text:tab/><text:tab/>Exemple : </text:p>
      <text:p text:style-name="P2"><text:tab/><text:tab/><text:tab/>/*</text:p>
      <text:p text:style-name="P2"><text:tab/><text:tab/><text:tab/><text:tab/>classe finale gérant des utilisateurs</text:p>
      <text:p text:style-name="P2"><text:tab/><text:tab/><text:tab/>*/</text:p>
      <text:p text:style-name="P2"><text:tab/><text:tab/><text:tab/>class User{</text:p>
      <text:p text:style-name="P2"><text:tab/><text:tab/><text:tab/><text:tab/><text:tab/>//attributs ici</text:p>
      <text:p text:style-name="P2"><text:tab/><text:tab/><text:tab/><text:tab/><text:tab/>private ….</text:p>
      <text:p text:style-name="P2"><text:tab/><text:tab/><text:tab/><text:tab/></text:p>
      <text:p text:style-name="P2"><text:tab/><text:tab/><text:tab/><text:tab/><text:tab/>//technical one</text:p>
      <text:p text:style-name="P2"><text:tab/><text:tab/><text:tab/><text:tab/><text:tab/>protected ….</text:p>
      <text:p text:style-name="P2"><text:tab/><text:tab/><text:tab/><text:tab/></text:p>
      <text:p text:style-name="P2"><text:tab/><text:tab/><text:tab/><text:tab/><text:tab/>//method go there</text:p>
      <text:p text:style-name="P2"><text:tab/><text:tab/><text:tab/><text:tab/></text:p>
      <text:p text:style-name="P2"><text:tab/><text:tab/><text:tab/><text:tab/><text:tab/>public function __construct(){}</text:p>
      <text:p text:style-name="P2"><text:tab/><text:tab/><text:tab/><text:tab/>}</text:p>
      <text:p text:style-name="P2"/>
      <text:h text:style-name="Heading_20_2" text:outline-level="2"><text:tab/>À l'intérieur des méthodes :</text:h>
      <text:h text:style-name="Heading_20_3" text:outline-level="3"><text:span text:style-name="T3"><text:tab/><text:tab/></text:span>Requêtes SQL :</text:h>
      <text:p text:style-name="P1"><text:span text:style-name="T3"><text:tab/><text:tab/><text:tab/>→ <text:tab/>mots techniques en majuscules</text:span></text:p>
      <text:h text:style-name="P8" text:outline-level="1">III) DOM</text:h>
      <text:p text:style-name="P2"/>
      <text:p text:style-name="P2">DOCUMENT</text:p>
      <text:p text:style-name="P2">|--------<text:tab/>HEAD</text:p>
      <text:p text:style-name="P2">|<text:tab/>|--------<text:tab/>TITLE</text:p>
      <text:p text:style-name="P2">|<text:tab/>|--------<text:tab/>META</text:p>
      <text:p text:style-name="P2">|<text:tab/></text:p>
      <text:p text:style-name="P2">|--------<text:tab/>BODY</text:p>
      <text:p text:style-name="P2">|<text:tab/>|--------<text:tab/>DIV</text:p>
      <text:p text:style-name="P2">|<text:tab/>|--------<text:tab/>P</text:p>
      <text:p text:style-name="P2">|<text:tab/>|<text:tab/>|--------<text:tab/>CLASS</text:p>
      <text:p text:style-name="P2">|<text:tab/>|<text:tab/>|--------<text:tab/>ID</text:p>
      <text:p text:style-name="P2">|<text:tab/>|<text:tab/></text:p>
      <text:p text:style-name="P2">|<text:tab/>|--------<text:tab/>TABLE</text:p>
      <text:p text:style-name="P2">|<text:tab/>|<text:tab/>|--------<text:tab/>TR</text:p>
      <text:p text:style-name="P2">|<text:tab/>|<text:tab/><text:tab/>|--------<text:tab/>TD</text:p>
      <text:p text:style-name="P2">|<text:tab/>|</text:p>
      <text:p text:style-name="P2">|<text:tab/>|--------<text:tab/>IMG</text:p>
      <text:p text:style-name="P2">|<text:tab/></text:p>
      <text:p text:style-name="P2">|<text:tab/></text:p>
      <text:p text:style-name="P2">|</text:p>
      <text:p text:style-name="P2">|--------<text:tab/>FOOT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2" svg:font-family="Consolas" style:font-adornments="Gras" style:font-family-generic="modern" style:font-pitch="fixed"/>
    <style:font-face style:name="Consolas1" svg:font-family="Consolas" style:font-adornments="Italique gras" style:font-family-generic="modern" style:font-pitch="fixed"/>
    <style:font-face style:name="Consolas" svg:font-family="Consolas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olas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fo:padding="0.049cm" fo:border="0.002cm solid #000000" style:shadow="none">
        <style:tab-stops/>
        <style:background-image/>
      </style:paragraph-properties>
      <style:text-properties style:font-name="Consolas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nsolas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109cm"/>
      <style:text-properties style:font-name="Consolas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date style:data-style-name="N37" text:date-value="2016-09-02T09:33:30.07" text:fixed="true">02/09/16</text:date> <text:time style:data-style-name="N41" text:time-value="2016-09-02T09:33:35.49" text:fixed="true">09:33:35</text:time></text:p>
      </style:header>
      <style:footer>
        <text:p text:style-name="Footer"><text:tab/><text:tab/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11:07.37</meta:creation-date>
    <dc:date>2016-10-11T09:07:53.91</dc:date>
    <meta:editing-duration>PT3H22M58S</meta:editing-duration>
    <meta:editing-cycles>54</meta:editing-cycles>
    <meta:generator>OpenOffice/4.1.2$Win32 OpenOffice.org_project/412m3$Build-9782</meta:generator>
    <dc:creator>Joey Quintela</dc:creator>
    <meta:document-statistic meta:table-count="0" meta:image-count="0" meta:object-count="0" meta:page-count="4" meta:paragraph-count="95" meta:word-count="272" meta:character-count="1694"/>
  </office:meta>
</office:document-meta>
</file>